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5cm" table:align="margins" style:writing-mode="lr-tb"/>
    </style:style>
    <style:style style:name="Tabla1.A" style:family="table-column">
      <style:table-column-properties style:column-width="15cm" style:rel-column-width="65535*"/>
    </style:style>
    <style:style style:name="Tabla1.A1" style:family="table-cell">
      <style:table-cell-properties fo:padding="0.097cm" fo:border="0.05pt solid #000000"/>
    </style:style>
    <style:style style:name="P1" style:family="paragraph" style:parent-style-name="Footer">
      <style:paragraph-properties style:border-line-width-top="0.026cm 0.026cm 0.106cm" fo:padding-left="0cm" fo:padding-right="0cm" fo:padding-top="0.035cm" fo:padding-bottom="0cm" fo:border-left="none" fo:border-right="none" fo:border-top="4.51pt double #622423" fo:border-bottom="none"/>
    </style:style>
    <style:style style:name="P2" style:family="paragraph" style:parent-style-name="List_20_Paragraph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3" style:family="paragraph" style:parent-style-name="Table_20_Contents">
      <style:paragraph-properties fo:margin-top="0cm" fo:margin-bottom="0cm" loext:contextual-spacing="false" fo:line-height="100%"/>
      <style:text-properties style:font-name="Courier New" fo:font-size="10pt" style:font-size-asian="8.75pt" style:font-size-complex="10pt"/>
    </style:style>
    <style:style style:name="P4" style:family="paragraph" style:parent-style-name="Table_20_Contents">
      <style:paragraph-properties fo:margin-top="0cm" fo:margin-bottom="0cm" loext:contextual-spacing="false" fo:line-height="100%" style:writing-mode="lr-tb"/>
      <style:text-properties style:font-name="Courier New" fo:font-size="10pt" style:font-size-asian="8.75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2pt" officeooo:rsid="0027adfa" style:font-name-asian="Calibri1" style:font-size-asian="12pt" style:font-name-complex="Times New Roman" style:font-size-complex="12pt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 style:parent-style-name="List_20_Paragraph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8" style:family="paragraph" style:parent-style-name="List_20_Paragraph">
      <style:paragraph-properties fo:margin-left="0cm" fo:margin-right="0cm" fo:text-indent="0cm" style:auto-text-indent="false"/>
      <style:text-properties fo:font-size="12pt" officeooo:paragraph-rsid="002ee076" style:font-size-asian="12pt" style:font-size-complex="12pt"/>
    </style:style>
    <style:style style:name="P9" style:family="paragraph" style:parent-style-name="List_20_Paragraph">
      <style:paragraph-properties fo:margin-left="0cm" fo:margin-right="0cm" fo:text-indent="0cm" style:auto-text-indent="false"/>
      <style:text-properties fo:font-size="12pt" officeooo:paragraph-rsid="002ef102" style:font-size-asian="12pt" style:font-size-complex="12pt"/>
    </style:style>
    <style:style style:name="P10" style:family="paragraph" style:parent-style-name="List_20_Paragraph">
      <style:paragraph-properties fo:margin-left="0cm" fo:margin-right="0cm" fo:text-indent="0cm" style:auto-text-indent="false"/>
      <style:text-properties fo:font-size="12pt" officeooo:paragraph-rsid="00305274" style:font-size-asian="12pt" style:font-size-complex="12pt"/>
    </style:style>
    <style:style style:name="P11" style:family="paragraph" style:parent-style-name="List_20_Paragraph">
      <style:paragraph-properties fo:margin-left="0cm" fo:margin-right="0cm" fo:text-indent="0cm" style:auto-text-indent="false"/>
      <style:text-properties fo:font-size="12pt" officeooo:paragraph-rsid="0031262f" style:font-size-asian="12pt" style:font-size-complex="12pt"/>
    </style:style>
    <style:style style:name="T1" style:family="text">
      <style:text-properties officeooo:rsid="0027adfa"/>
    </style:style>
    <style:style style:name="T2" style:family="text">
      <style:text-properties style:font-name="Calibri" officeooo:rsid="00173d2f" style:font-name-asian="Calibri1" style:font-name-complex="Times New Roman"/>
    </style:style>
    <style:style style:name="T3" style:family="text">
      <style:text-properties style:font-name="Calibri" officeooo:rsid="0027adfa" style:font-name-asian="Calibri1" style:font-name-complex="Times New Roman"/>
    </style:style>
    <style:style style:name="T4" style:family="text">
      <style:text-properties style:font-name="Calibri" officeooo:rsid="00305274" style:font-name-asian="Calibri1" style:font-name-complex="Times New Roman"/>
    </style:style>
    <style:style style:name="T5" style:family="text">
      <style:text-properties style:font-name="Calibri" officeooo:rsid="002ee076" style:font-name-asian="Calibri1" style:font-name-complex="Times New Roman"/>
    </style:style>
    <style:style style:name="T6" style:family="text">
      <style:text-properties style:font-name="Calibri" officeooo:rsid="0031262f" style:font-name-asian="Calibri1" style:font-name-complex="Times New Roman"/>
    </style:style>
    <style:style style:name="T7" style:family="text">
      <style:text-properties style:font-name="Cambria"/>
    </style:style>
    <style:style style:name="T8" style:family="text">
      <style:text-properties style:font-name="Arial" fo:font-size="14pt" style:font-size-asian="14pt" style:font-name-complex="Arial2" style:font-size-complex="14pt"/>
    </style:style>
    <style:style style:name="T9" style:family="text">
      <style:text-properties style:font-name="Arial" fo:font-size="14pt" officeooo:rsid="0027adfa" style:font-size-asian="14pt" style:font-name-complex="Arial2" style:font-size-complex="14pt"/>
    </style:style>
    <style:style style:name="T10" style:family="text">
      <style:text-properties officeooo:rsid="0029aadc"/>
    </style:style>
    <style:style style:name="T11" style:family="text">
      <style:text-properties officeooo:rsid="002b124b"/>
    </style:style>
    <style:style style:name="T12" style:family="text">
      <style:text-properties officeooo:rsid="002bdccf"/>
    </style:style>
    <style:style style:name="T13" style:family="text">
      <style:text-properties officeooo:rsid="002dca27"/>
    </style:style>
    <style:style style:name="T14" style:family="text">
      <style:text-properties officeooo:rsid="002ee076"/>
    </style:style>
    <style:style style:name="T15" style:family="text">
      <style:text-properties officeooo:rsid="0030527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8">Unidad </text:span><text:span text:style-name="T9">6</text:span><text:span text:style-name="T8">. Actividad </text:span><text:span text:style-name="T9">1</text:span><text:span text:style-name="T8">. </text:span></text:p>
      <text:p text:style-name="P5">Dado el XML siguiente, construir las sentencias XPath que permitan obtener los elementos/datos indicados.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3">&lt;?xml version="1.0" encoding="UTF-8"?&gt;</text:p>
            <text:p text:style-name="P3">&lt;ies&gt;</text:p>
            <text:p text:style-name="P3"><text:s text:c="2"/>&lt;nombre&gt;Miies&lt;/nombre&gt;</text:p>
            <text:p text:style-name="P3"><text:s text:c="2"/>&lt;web&gt;http://www.miies.org&lt;/web&gt;</text:p>
            <text:p text:style-name="P3"><text:s text:c="2"/>&lt;ciclos&gt;</text:p>
            <text:p text:style-name="P3"><text:s text:c="4"/>&lt;ciclo id="ASIR"&gt;</text:p>
            <text:p text:style-name="P3"><text:s text:c="6"/>&lt;nombre&gt;Administración de Sistemas Informáticos en Red&lt;/nombre&gt;</text:p>
            <text:p text:style-name="P3"><text:s text:c="6"/>&lt;grado&gt;Superior&lt;/grado&gt;</text:p>
            <text:p text:style-name="P3"><text:s text:c="6"/>&lt;decretoTitulo año="2009" /&gt;</text:p>
            <text:p text:style-name="P3"><text:s text:c="4"/>&lt;/ciclo&gt;</text:p>
            <text:p text:style-name="P3"><text:s text:c="4"/>&lt;ciclo id="DAW"&gt;</text:p>
            <text:p text:style-name="P3"><text:s text:c="6"/>&lt;nombre&gt;Desarrollo de Aplicaciones Web&lt;/nombre&gt;</text:p>
            <text:p text:style-name="P3"><text:s text:c="6"/>&lt;grado&gt;Superior&lt;/grado&gt;</text:p>
            <text:p text:style-name="P3"><text:s text:c="6"/>&lt;decretoTitulo año="2010" /&gt;</text:p>
            <text:p text:style-name="P3"><text:s text:c="4"/>&lt;/ciclo&gt;</text:p>
            <text:p text:style-name="P3"><text:s text:c="4"/>&lt;ciclo id="SMR"&gt;</text:p>
            <text:p text:style-name="P3"><text:s text:c="6"/>&lt;nombre&gt;Sistemas Microinformáticos y Redes&lt;/nombre&gt;</text:p>
            <text:p text:style-name="P3"><text:s text:c="6"/>&lt;grado&gt;Medio&lt;/grado&gt;</text:p>
            <text:p text:style-name="P3"><text:s text:c="6"/>&lt;decretoTitulo año="2008" /&gt;</text:p>
            <text:p text:style-name="P3"><text:s text:c="4"/>&lt;/ciclo&gt;</text:p>
            <text:p text:style-name="P3"><text:s text:c="2"/>&lt;/ciclos&gt;</text:p>
            <text:p text:style-name="P4">&lt;/ies&gt;</text:p>
          </table:table-cell>
        </table:table-row>
      </table:table>
      <text:p text:style-name="P2"/>
      <text:p text:style-name="P2">1.<text:tab/>Nombre del Instituto (Miies)</text:p>
      <text:p text:style-name="P2"/>
      <text:p text:style-name="P2">/ <text:span text:style-name="T10">ies/nombre</text:span></text:p>
      <text:p text:style-name="P2"/>
      <text:p text:style-name="P2">2.<text:tab/>Página web del Instituto (<text:a xlink:type="simple" xlink:href="http://www.Miies.org/" text:style-name="Internet_20_link" text:visited-style-name="Visited_20_Internet_20_Link">http://www.Miies.org</text:a>)</text:p>
      <text:p text:style-name="P2"/>
      <text:p text:style-name="P2">/ <text:span text:style-name="T11">ies/web</text:span></text:p>
      <text:p text:style-name="P2"/>
      <text:p text:style-name="P2">3.<text:tab/>Nombre de los Ciclos Formativos (Administración de Sistemas Informáticos en Red, Desarrollo de Aplicaciones Web, Sistemas Microinformáticos y Redes)</text:p>
      <text:p text:style-name="P2"/>
      <text:p text:style-name="P8">/ <text:span text:style-name="T12">ies/ciclos/ciclo [@id=”ASIR”]/nombre <text:s/>| <text:s/>/ ies/ciclos/ciclo [@id=”DAW”]/nombre <text:s/>| <text:s/></text:span></text:p>
      <text:p text:style-name="P8"><text:span text:style-name="T12">/ ies/ciclos/ciclo [@id=”SMR”]/nombre</text:span></text:p>
      <text:p text:style-name="P2"/>
      <text:p text:style-name="P2">4.<text:tab/>Siglas por las que se conocen los Ciclos Formativos (ASIR, DAW, SMR)</text:p>
      <text:p text:style-name="P2"/>
      <text:p text:style-name="P2">/ <text:a xlink:type="simple" xlink:href="mailto:ies/ciclos/@id" text:style-name="Internet_20_link" text:visited-style-name="Visited_20_Internet_20_Link"><text:span text:style-name="T13">ies/ciclos/ciclo/@id</text:span></text:a><text:span text:style-name="T13"> </text:span></text:p>
      <text:p text:style-name="P2"/>
      <text:p text:style-name="P2"><text:soft-page-break/>5.<text:tab/>Años en los que se publicaron los decretos de título de los Ciclos Formativos (2009, 2010, 2008).</text:p>
      <text:p text:style-name="P2"/>
      <text:p text:style-name="P8">/ <text:a xlink:type="simple" xlink:href="mailto:ies/ciclos/@id" text:style-name="Internet_20_link" text:visited-style-name="Visited_20_Internet_20_Link"><text:span text:style-name="T13">ies/ciclos/ciclo/decretoTitulo/@</text:span></text:a><text:span text:style-name="T13">año </text:span></text:p>
      <text:p text:style-name="P2"/>
      <text:p text:style-name="P2">6.<text:tab/>Ciclos Formativos de Grado Medio (&lt;ciclo id="SMR"&gt; &lt;nombre&gt;Sistemas Microinformáticos y Redes&lt;/nombre&gt; &lt;grado&gt;Medio&lt;/grado&gt; &lt;decretoTitulo año="2008" /&gt; &lt;/ciclo&gt;). Se trata de obtener el elemento &lt;ciclo&gt; completo)</text:p>
      <text:p text:style-name="P2"/>
      <text:p text:style-name="P8">/ <text:span text:style-name="T14">ies/ciclos/ciclo [@id=”SMR”]/*</text:span></text:p>
      <text:p text:style-name="P2"/>
      <text:p text:style-name="P2">7.<text:tab/>Nombre de los Ciclos Formativos de Grado Superior (Administración de Sistemas Informáticos en Red, Desarrollo de Aplicaciones Web)</text:p>
      <text:p text:style-name="P2"/>
      <text:p text:style-name="P9">/ <text:span text:style-name="T14">ies/ciclos/ciclo [@id=”ASIR”]/nombre <text:s/>| <text:s/>/ ies ciclos/ciclo [@id=”DAW”]/nombre</text:span></text:p>
      <text:p text:style-name="P2"/>
      <text:p text:style-name="P2">8.<text:tab/>Nombre de los Ciclos Formativos anteriores a 2010 (Administración de Sistemas Informáticos en Red, Sistemas Microinformáticos y Redes)</text:p>
      <text:p text:style-name="P2"/>
      <text:p text:style-name="P10">//<text:span text:style-name="T15">ciclo <text:s/>[@id=”ASIR”]/nombre <text:s/>| <text:s text:c="2"/>//ciclo[@id=”SMR”]/nombre <text:s/></text:span></text:p>
      <text:p text:style-name="P2"/>
      <text:p text:style-name="P2">9.<text:tab/>Nombre de los Ciclos Formativos de 2008 o 2010 (Desarrollo de Aplicaciones Web, Sistemas Microinformáticos y Redes)</text:p>
      <text:p text:style-name="P11"><text:span text:style-name="T4"/></text:p>
      <text:p text:style-name="P11"><text:span text:style-name="T4">/ </text:span><text:span text:style-name="T5">ies/ciclos/</text:span><text:span text:style-name="T4">ciclo[@id=”SMR”]/nombre/../../ciclo[@id=”</text:span><text:span text:style-name="T6">DAW</text:span><text:span text:style-name="T4">”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8" style:display-name="ListLabel 8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fo:font-weight="bold" style:font-weight-asian="bold"/>
    </style:style>
    <style:style style:name="ListLabel_20_12" style:display-name="ListLabel 12" style:family="text">
      <style:text-properties fo:font-weight="bold" style:font-weight-asian="bold"/>
    </style:style>
    <style:style style:name="ListLabel_20_13" style:display-name="ListLabel 13" style:family="text">
      <style:text-properties fo:font-weight="bold" style:font-weight-asian="bold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fo:font-size="12pt"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7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8" style:num-suffix="-" text:bullet-char="-">
        <style:list-level-properties text:list-level-position-and-space-mode="label-alignment">
          <style:list-level-label-alignment text:label-followed-by="listtab" fo:text-indent="-1.217cm" fo:margin-left="3.75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26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3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style:border-line-width-top="0.026cm 0.026cm 0.106cm" fo:padding-left="0cm" fo:padding-right="0cm" fo:padding-top="0.035cm" fo:padding-bottom="0cm" fo:border-left="none" fo:border-right="none" fo:border-top="4.51pt double #622423" fo:border-bottom="none"/>
    </style:style>
    <style:style style:name="MT1" style:family="text">
      <style:text-properties officeooo:rsid="0027adfa"/>
    </style:style>
    <style:style style:name="MT2" style:family="text">
      <style:text-properties style:font-name="Calibri" officeooo:rsid="00173d2f" style:font-name-asian="Calibri1" style:font-name-complex="Times New Roman"/>
    </style:style>
    <style:style style:name="MT3" style:family="text">
      <style:text-properties style:font-name="Calibri" officeooo:rsid="0027adfa" style:font-name-asian="Calibri1" style:font-name-complex="Times New Roman"/>
    </style:style>
    <style:style style:name="MT4" style:family="text">
      <style:text-properties style:font-name="Cambria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52cm" fo:margin-left="0cm" fo:margin-right="0cm" fo:margin-bottom="2.152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CFGS Desarrollo de Aplicaciones Web</text:p>
        <text:p text:style-name="Header">MÓDULO: Lenguajes de Marcas y Sistemas de Gestión de Información</text:p>
        <text:p text:style-name="Header">UNIDAD <text:span text:style-name="MT1">6</text:span>: <text:span text:style-name="MT2">X</text:span><text:span text:style-name="MT3">Path</text:span></text:p>
      </style:header>
      <style:footer>
        <text:p text:style-name="MP1"><text:span text:style-name="MT4"><text:tab/>Página </text:span><text:span text:style-name="MT4"><text:page-number text:select-page="current">2</text:page-number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</meta:initial-creator>
    <meta:editing-cycles>88</meta:editing-cycles>
    <meta:creation-date>2015-09-29T21:48:00</meta:creation-date>
    <dc:date>2020-03-18T13:50:49.374000000</dc:date>
    <meta:editing-duration>PT8H3M28S</meta:editing-duration>
    <meta:generator>LibreOffice/6.2.5.2$Windows_X86_64 LibreOffice_project/1ec314fa52f458adc18c4f025c545a4e8b22c159</meta:generator>
    <meta:document-statistic meta:table-count="1" meta:image-count="0" meta:object-count="0" meta:page-count="2" meta:paragraph-count="47" meta:word-count="261" meta:character-count="2283" meta:non-whitespace-character-count="196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